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Tabla1.22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Standard">
      <style:text-properties officeooo:rsid="00105abf" officeooo:paragraph-rsid="00105abf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officeooo:rsid="000d16bb" officeooo:paragraph-rsid="000d16bb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officeooo:rsid="00105abf" officeooo:paragraph-rsid="00105abf"/>
    </style:style>
    <style:style style:name="P12" style:family="paragraph" style:parent-style-name="Heading_20_2">
      <style:text-properties fo:color="#1f4e79"/>
    </style:style>
    <style:style style:name="P13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4" style:family="paragraph" style:parent-style-name="Standard">
      <style:text-properties officeooo:rsid="00105abf" officeooo:paragraph-rsid="00105abf"/>
    </style:style>
    <style:style style:name="P15" style:family="paragraph" style:parent-style-name="Standard">
      <style:text-properties officeooo:rsid="00122bc9" officeooo:paragraph-rsid="00122bc9"/>
    </style:style>
    <style:style style:name="P16" style:family="paragraph" style:parent-style-name="Standard">
      <style:paragraph-properties fo:text-align="center" style:justify-single-word="false"/>
      <style:text-properties officeooo:rsid="00124a77" officeooo:paragraph-rsid="00124a77"/>
    </style:style>
    <style:style style:name="P17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8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color="#000000" fo:font-weight="bold" officeooo:rsid="00122bc9" style:font-weight-asian="bold"/>
    </style:style>
    <style:style style:name="T4" style:family="text">
      <style:text-properties officeooo:rsid="00105abf"/>
    </style:style>
    <style:style style:name="T5" style:family="text">
      <style:text-properties officeooo:rsid="00122bc9"/>
    </style:style>
    <style:style style:name="T6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2" text:outline-level="2">Lugar de Reunión: Laboratorio mancera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3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3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Presentación de avances del <text:span text:style-name="T5">segundo</text:span> caso de uso: <text:span text:style-name="T5">Registro de usuario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3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Revisión de análisis y diseño caso de uso <text:span text:style-name="T5">Registro de usuario</text:span></text:p>
            <text:p text:style-name="P15">Revisión avances interfaz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3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5">Avances de interfaz OK</text:span></text:p>
            <text:p text:style-name="Standard">No se aprueba:</text:p>
            <text:p text:style-name="P11">Modificaci<text:span text:style-name="T5">ones a los documentos del registro de usuario</text:span> </text:p>
            <text:p text:style-name="P10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3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16">Avances en la documentación de <text:soft-page-break/>registros de usuario</text:p>
          </table:table-cell>
          <table:table-cell table:style-name="Tabla1.A1" office:value-type="string">
            <text:p text:style-name="P4"><text:span text:style-name="T5">24</text:span>/10/2018</text:p>
          </table:table-cell>
          <table:table-cell table:style-name="Tabla1.A1" office:value-type="string">
            <text:p text:style-name="P6"><text:bookmark text:name="_GoBack"/>Marcelo y Rodrigo</text:p>
          </table:table-cell>
          <table:table-cell table:style-name="Tabla1.A1" office:value-type="string">
            <text:p text:style-name="P4"/>
          </table:table-cell>
        </table:table-row>
        <table:table-row table:style-name="Tabla1.20">
          <table:table-cell table:style-name="Tabla1.A1" office:value-type="string">
            <text:p text:style-name="P16">Finalizar al interfaz </text:p>
          </table:table-cell>
          <table:table-cell table:style-name="Tabla1.A1" office:value-type="string">
            <text:p text:style-name="P6"><text:span text:style-name="T5">24</text:span>/102018</text:p>
          </table:table-cell>
          <table:table-cell table:style-name="Tabla1.A1" office:value-type="string">
            <text:p text:style-name="P6">René</text:p>
          </table:table-cell>
          <table:table-cell table:style-name="Tabla1.A1" office:value-type="string">
            <text:p text:style-name="P4"/>
          </table:table-cell>
        </table:table-row>
        <table:table-row table:style-name="Tabla1.21">
          <table:table-cell table:style-name="Tabla1.A1" office:value-type="string">
            <text:p text:style-name="P16">Pruebas de interfaz</text:p>
          </table:table-cell>
          <table:table-cell table:style-name="Tabla1.A1" office:value-type="string">
            <text:p text:style-name="P6"><text:span text:style-name="T5">24</text:span>/10/2018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4"/>
          </table:table-cell>
        </table:table-row>
        <table:table-row table:style-name="Tabla1.22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h text:style-name="P12" text:outline-level="2">Fecha de próxima reunión</text:h>
      <text:p text:style-name="Standard">Miercoles <text:span text:style-name="T5">24</text:span> de <text:span text:style-name="T6">Octubre</text:span> del 2018 <text:s/>en Sala Llancahue a las 09:5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22bc9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9</text:span><text:span text:style-name="MT1">/</text:span><text:span text:style-name="MT3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9</meta:editing-cycles>
    <meta:creation-date>2018-10-06T11:07:00</meta:creation-date>
    <dc:date>2018-11-16T00:12:10.942735068</dc:date>
    <meta:editing-duration>PT38M46S</meta:editing-duration>
    <meta:generator>LibreOffice/6.0.3.2$Linux_X86_64 LibreOffice_project/00m0$Build-2</meta:generator>
    <meta:document-statistic meta:table-count="1" meta:image-count="0" meta:object-count="0" meta:page-count="2" meta:paragraph-count="46" meta:word-count="136" meta:character-count="930" meta:non-whitespace-character-count="82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